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8.0V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utput Current (mA)</text:p>
          </table:table-cell>
          <table:table-cell office:value-type="string" calcext:value-type="string">
            <text:p>Output Ripple (m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60" calcext:value-type="float">
            <text:p>460</text:p>
          </table:table-cell>
        </table:table-row>
      </table:table>
      <table:table table:name="12.0V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utput Current (mA)</text:p>
          </table:table-cell>
          <table:table-cell office:value-type="string" calcext:value-type="string">
            <text:p>Output Ripple (m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8" calcext:value-type="float">
            <text:p>208</text:p>
          </table:table-cell>
        </table:table-row>
      </table:table>
      <table:table table:name="15.0V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utput Current (mA)</text:p>
          </table:table-cell>
          <table:table-cell office:value-type="string" calcext:value-type="string">
            <text:p>Output Ripple (m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.1" calcext:value-type="float">
            <text:p>81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9:22:17.863134954</meta:creation-date>
    <dc:date>2017-11-10T19:23:16.071257358</dc:date>
    <meta:editing-duration>PT58S</meta:editing-duration>
    <meta:editing-cycles>1</meta:editing-cycles>
    <meta:document-statistic meta:table-count="3" meta:cell-count="76" meta:object-count="0"/>
    <meta:generator>LibreOffice/5.3.7.2.0$Linux_X86_64 LibreOffice_project/30$Build-2</meta:generator>
  </office:meta>
</office:document-meta>
</file>